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96194444444444cm"/>
    </style:style>
    <style:style style:name="co2" style:family="table-column">
      <style:table-column-properties fo:break-before="auto" style:column-width="4.53319444444444cm"/>
    </style:style>
    <style:style style:name="co3" style:family="table-column">
      <style:table-column-properties fo:break-before="auto" style:column-width="9.59555555555556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carr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kion Cheng Jimenez</text:p>
          </table:table-cell>
          <table:table-cell office:value-type="float" office:value="504520162" table:style-name="ce1">
            <text:p>504520162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hon Alonso López Zúñiga</text:p>
          </table:table-cell>
          <table:table-cell office:value-type="float" office:value="504610067" table:style-name="ce1">
            <text:p>504610067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el Castillo Zuñiga</text:p>
          </table:table-cell>
          <table:table-cell office:value-type="float" office:value="504250653" table:style-name="ce1">
            <text:p>504250653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is Felipe Solís Zúñiga</text:p>
          </table:table-cell>
          <table:table-cell office:value-type="float" office:value="504670836" table:style-name="ce1">
            <text:p>504670836</text:p>
          </table:table-cell>
          <table:table-cell office:value-type="string" table:style-name="ce1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ge villalobos vindas</text:p>
          </table:table-cell>
          <table:table-cell office:value-type="float" office:value="504530276" table:style-name="ce1">
            <text:p>504530276</text:p>
          </table:table-cell>
          <table:table-cell office:value-type="string" table:style-name="ce1">
            <text:p>Inglés diploma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 Fajardo Baltodano</text:p>
          </table:table-cell>
          <table:table-cell office:value-type="float" office:value="504560584" table:style-name="ce1">
            <text:p>504560584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uel Quirós Lara<text:s/></text:p>
          </table:table-cell>
          <table:table-cell office:value-type="float" office:value="118750850" table:style-name="ce1">
            <text:p>118750850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ús Matarrita Matarrita</text:p>
          </table:table-cell>
          <table:table-cell office:value-type="float" office:value="504570764" table:style-name="ce1">
            <text:p>504570764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vier Villalobos Ruiz</text:p>
          </table:table-cell>
          <table:table-cell office:value-type="float" office:value="504600359" table:style-name="ce1">
            <text:p>504600359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andon Carrillo Álvarez</text:p>
          </table:table-cell>
          <table:table-cell office:value-type="float" office:value="504560820" table:style-name="ce1">
            <text:p>504560820</text:p>
          </table:table-cell>
          <table:table-cell office:value-type="string" table:style-name="ce1">
            <text:p>Ing en Sistemas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AKION CHENG JIMENEZ</meta:initial-creator>
    <dc:creator>AKION CHENG JIMENEZ</dc:creator>
    <meta:creation-date>2024-08-09T15:26:37Z</meta:creation-date>
    <dc:date>2024-08-09T15:43:46Z</dc:date>
  </office:meta>
</office:document-meta>
</file>